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Cantarell Light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ans" svg:font-family="Sans" style:font-family-generic="swiss"/>
  </office:font-face-decls>
  <office:automatic-styles>
    <style:style style:name="Table2" style:family="table">
      <style:table-properties style:width="7.7653in" table:align="margins"/>
    </style:style>
    <style:style style:name="Table2.A" style:family="table-column">
      <style:table-column-properties style:column-width="7.7653in" style:rel-column-width="65535*"/>
    </style:style>
    <style:style style:name="Table2.A1" style:family="table-cell">
      <style:table-cell-properties fo:padding="0.0382in" fo:border="0.5pt solid #000000"/>
    </style:style>
    <style:style style:name="Table1" style:family="table">
      <style:table-properties style:width="7.7653in" table:align="margins"/>
    </style:style>
    <style:style style:name="Table1.A" style:family="table-column">
      <style:table-column-properties style:column-width="7.7653in" style:rel-column-width="65535*"/>
    </style:style>
    <style:style style:name="Table1.A1" style:family="table-cell">
      <style:table-cell-properties fo:padding="0.0382in" fo:border="0.5pt solid #000000"/>
    </style:style>
    <style:style style:name="Table18" style:family="table">
      <style:table-properties style:width="7.7653in" table:align="margins"/>
    </style:style>
    <style:style style:name="Table18.A" style:family="table-column">
      <style:table-column-properties style:column-width="7.7653in" style:rel-column-width="65535*"/>
    </style:style>
    <style:style style:name="Table18.A1" style:family="table-cell">
      <style:table-cell-properties fo:padding="0.0382in" fo:border="0.5pt solid #000000" style:writing-mode="page"/>
    </style:style>
    <style:style style:name="Table19" style:family="table">
      <style:table-properties style:width="7.7653in" table:align="margins"/>
    </style:style>
    <style:style style:name="Table19.A" style:family="table-column">
      <style:table-column-properties style:column-width="7.7653in" style:rel-column-width="65535*"/>
    </style:style>
    <style:style style:name="Table19.A1" style:family="table-cell">
      <style:table-cell-properties fo:padding="0.0382in" fo:border="0.5pt solid #000000" style:writing-mode="page"/>
    </style:style>
    <style:style style:name="Table7" style:family="table">
      <style:table-properties style:width="7.7653in" table:align="margins"/>
    </style:style>
    <style:style style:name="Table7.A" style:family="table-column">
      <style:table-column-properties style:column-width="7.7653in" style:rel-column-width="65535*"/>
    </style:style>
    <style:style style:name="Table7.A1" style:family="table-cell">
      <style:table-cell-properties fo:padding="0.0382in" fo:border-left="0.75pt ridge #000000" fo:border-right="none" fo:border-top="none" fo:border-bottom="none"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Cantarell Light" fo:font-size="14pt" fo:language="ru" fo:country="RU" officeooo:rsid="000602f5" officeooo:paragraph-rsid="005b35cb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Cantarell Light" fo:font-size="14pt" fo:language="ru" fo:country="RU" officeooo:rsid="0056d7a1" officeooo:paragraph-rsid="0056d7a1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64a9a0" officeooo:paragraph-rsid="005674f9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Cantarell Light" fo:font-size="12pt" fo:language="ru" fo:country="RU" officeooo:paragraph-rsid="0070cf92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Cantarell Light" fo:font-size="12pt" fo:language="ru" fo:country="RU" officeooo:rsid="005cd1ea" officeooo:paragraph-rsid="005cd1ea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Cantarell Light" fo:font-size="12pt" fo:language="ru" fo:country="RU" officeooo:rsid="000602f5" officeooo:paragraph-rsid="004f58fd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Cantarell Light" fo:font-size="12pt" fo:language="ru" fo:country="RU" officeooo:rsid="00737aea" officeooo:paragraph-rsid="0088e6eb" style:font-size-asian="10.5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style:font-name="Cantarell Light" fo:language="ru" fo:country="RU" officeooo:paragraph-rsid="00c32a7b"/>
    </style:style>
    <style:style style:name="P9" style:family="paragraph" style:parent-style-name="Preformatted_20_Text">
      <style:paragraph-properties fo:text-align="justify" style:justify-single-word="false"/>
      <style:text-properties style:font-name="Cantarell Light" fo:language="ru" fo:country="RU" officeooo:paragraph-rsid="005cd1ea"/>
    </style:style>
    <style:style style:name="P10" style:family="paragraph" style:parent-style-name="Preformatted_20_Text">
      <style:paragraph-properties fo:text-align="start" style:justify-single-word="false"/>
      <style:text-properties style:font-name="Cantarell Light" fo:language="ru" fo:country="RU" officeooo:paragraph-rsid="00c32a7b"/>
    </style:style>
    <style:style style:name="P11" style:family="paragraph" style:parent-style-name="Preformatted_20_Text">
      <style:paragraph-properties fo:text-align="justify" style:justify-single-word="false"/>
      <style:text-properties style:font-name="Sans" fo:font-size="14pt" fo:language="ru" fo:country="RU" officeooo:rsid="0056d7a1" officeooo:paragraph-rsid="0056d7a1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Sans" fo:font-size="14pt" fo:language="ru" fo:country="RU" officeooo:rsid="000602f5" officeooo:paragraph-rsid="005674f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Sans" fo:font-size="14pt" fo:language="ru" fo:country="RU" officeooo:rsid="00f8bdfe" officeooo:paragraph-rsid="00f8bdfe" style:font-size-asian="14pt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style:font-name="Consolas" fo:font-size="12pt" fo:language="ru" fo:country="RU" officeooo:paragraph-rsid="00c32a7b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Consolas" fo:language="ru" fo:country="RU" officeooo:paragraph-rsid="005674f9"/>
    </style:style>
    <style:style style:name="P16" style:family="paragraph" style:parent-style-name="Preformatted_20_Text">
      <style:paragraph-properties fo:text-align="start" style:justify-single-word="false"/>
      <style:text-properties fo:color="#000000" loext:opacity="100%" style:font-name="Consolas" fo:font-size="12pt" fo:language="ru" fo:country="RU" officeooo:paragraph-rsid="00c32a7b" fo:background-color="#ffffff" style:font-size-asian="12pt" style:font-size-complex="12pt"/>
    </style:style>
    <style:style style:name="P17" style:family="paragraph" style:parent-style-name="Heading_20_2">
      <style:paragraph-properties fo:text-align="start" style:justify-single-word="false"/>
      <style:text-properties style:font-name="Cantarell Light" fo:font-size="14pt" fo:language="ru" fo:country="RU" officeooo:rsid="004f58fd" officeooo:paragraph-rsid="004f58fd" style:font-size-asian="14pt" style:font-size-complex="14pt"/>
    </style:style>
    <style:style style:name="P18" style:family="paragraph" style:parent-style-name="Heading_20_2">
      <style:paragraph-properties fo:text-align="start" style:justify-single-word="false"/>
      <style:text-properties style:font-name="Cantarell Light" fo:font-size="12pt" fo:language="ru" fo:country="RU" officeooo:rsid="000ef6c7" officeooo:paragraph-rsid="0073d5c4" style:font-size-asian="12pt" style:font-size-complex="12pt"/>
    </style:style>
    <style:style style:name="P19" style:family="paragraph" style:parent-style-name="Preformatted_20_Text" style:list-style-name="L1">
      <style:paragraph-properties fo:text-align="start" style:justify-single-word="false"/>
      <style:text-properties style:font-name="Cantarell Light" fo:font-size="12pt" fo:language="ru" fo:country="RU" officeooo:rsid="005cd1ea" officeooo:paragraph-rsid="019f0cd5" style:font-size-asian="12pt" style:font-size-complex="12pt"/>
    </style:style>
    <style:style style:name="P20" style:family="paragraph" style:parent-style-name="Preformatted_20_Text" style:list-style-name="L1">
      <style:paragraph-properties fo:text-align="start" style:justify-single-word="false"/>
      <style:text-properties style:font-name="Cantarell Light" fo:font-size="12pt" fo:language="ru" fo:country="RU" officeooo:rsid="006e6d21" officeooo:paragraph-rsid="006e6d21" style:font-size-asian="12pt" style:font-size-complex="12pt"/>
    </style:style>
    <style:style style:name="P21" style:family="paragraph" style:parent-style-name="Preformatted_20_Text" style:list-style-name="L1">
      <style:paragraph-properties fo:text-align="start" style:justify-single-word="false"/>
      <style:text-properties style:font-name="Andale Mono" fo:font-size="12pt" fo:language="ru" fo:country="RU" officeooo:rsid="000602f5" officeooo:paragraph-rsid="019f0cd5" style:font-size-asian="12pt" style:font-size-complex="12pt"/>
    </style:style>
    <style:style style:name="P22" style:family="paragraph" style:parent-style-name="Preformatted_20_Text" style:list-style-name="L1">
      <style:paragraph-properties fo:text-align="start" style:justify-single-word="false"/>
      <style:text-properties style:font-name="Andale Mono" fo:font-size="12pt" fo:language="ru" fo:country="RU" officeooo:rsid="000602f5" officeooo:paragraph-rsid="01a456e2" style:font-size-asian="12pt" style:font-size-complex="12pt"/>
    </style:style>
    <style:style style:name="P23" style:family="paragraph" style:parent-style-name="Preformatted_20_Text" style:list-style-name="L1">
      <style:paragraph-properties fo:text-align="start" style:justify-single-word="false"/>
      <style:text-properties style:font-name="Andale Mono" fo:font-size="12pt" fo:language="ru" fo:country="RU" officeooo:paragraph-rsid="0059e7ce" style:font-size-asian="12pt" style:font-size-complex="12pt"/>
    </style:style>
    <style:style style:name="P24" style:family="paragraph" style:parent-style-name="Preformatted_20_Text" style:list-style-name="L1">
      <style:paragraph-properties fo:text-align="start" style:justify-single-word="false"/>
      <style:text-properties style:font-name="Andale Mono" fo:font-size="12pt" fo:language="ru" fo:country="RU" officeooo:paragraph-rsid="004f58fd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Cantarell Light" fo:font-size="12pt" fo:language="ru" fo:country="RU" officeooo:rsid="0059e7ce" officeooo:paragraph-rsid="0059e7ce" style:font-size-asian="12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Cantarell Light" fo:font-size="12pt" fo:language="ru" fo:country="RU" officeooo:rsid="000602f5" officeooo:paragraph-rsid="004f58fd" style:font-size-asian="12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antarell Light" fo:font-size="12pt" fo:language="ru" fo:country="RU" officeooo:rsid="000602f5" officeooo:paragraph-rsid="005cd1ea" style:font-size-asian="12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ndale Mono" fo:font-size="12pt" fo:language="ru" fo:country="RU" officeooo:paragraph-rsid="0060f81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officeooo:rsid="005cd1ea" fo:background-color="#ffffff" loext:char-shading-value="0"/>
    </style:style>
    <style:style style:name="T4" style:family="text">
      <style:text-properties fo:color="#000000" loext:opacity="100%" fo:font-size="12pt" officeooo:rsid="0041038e" fo:background-color="#ffffff" loext:char-shading-value="0" style:font-size-asian="12pt" style:font-size-complex="12pt"/>
    </style:style>
    <style:style style:name="T5" style:family="text">
      <style:text-properties fo:color="#000000" loext:opacity="100%" fo:font-size="12pt" officeooo:rsid="005674f9" fo:background-color="#ffffff" loext:char-shading-value="0" style:font-size-asian="12pt" style:font-size-complex="12pt"/>
    </style:style>
    <style:style style:name="T6" style:family="text">
      <style:text-properties officeooo:rsid="000602f5"/>
    </style:style>
    <style:style style:name="T7" style:family="text">
      <style:text-properties style:font-name="Cantarell Light" fo:font-size="12pt" style:font-size-asian="12pt" style:font-size-complex="12pt"/>
    </style:style>
    <style:style style:name="T8" style:family="text">
      <style:text-properties style:font-name="Cantarell Light" fo:font-size="12pt" officeooo:rsid="000fa026" style:font-size-asian="12pt" style:font-size-complex="12pt"/>
    </style:style>
    <style:style style:name="T9" style:family="text">
      <style:text-properties style:font-name="Cantarell Light" fo:font-size="12pt" officeooo:rsid="00540ac8" style:font-size-asian="12pt" style:font-size-complex="12pt"/>
    </style:style>
    <style:style style:name="T10" style:family="text">
      <style:text-properties style:font-name="Cantarell Light" fo:font-size="12pt" officeooo:rsid="00543a7a" style:font-size-asian="12pt" style:font-size-complex="12pt"/>
    </style:style>
    <style:style style:name="T11" style:family="text">
      <style:text-properties style:font-name="Cantarell Light" fo:font-size="12pt" officeooo:rsid="005674f9" style:font-size-asian="12pt" style:font-size-complex="12pt"/>
    </style:style>
    <style:style style:name="T12" style:family="text">
      <style:text-properties style:font-name="Cantarell Light" fo:font-size="12pt" officeooo:rsid="0056d7a1" style:font-size-asian="12pt" style:font-size-complex="12pt"/>
    </style:style>
    <style:style style:name="T13" style:family="text">
      <style:text-properties style:font-name="Cantarell Light" fo:font-size="12pt" officeooo:rsid="005cd1ea" style:font-size-asian="12pt" style:font-size-complex="12pt"/>
    </style:style>
    <style:style style:name="T14" style:family="text">
      <style:text-properties style:font-name="Cantarell Light" fo:font-size="12pt" officeooo:rsid="005dc52c" style:font-size-asian="12pt" style:font-size-complex="12pt"/>
    </style:style>
    <style:style style:name="T15" style:family="text">
      <style:text-properties style:font-name="Cantarell Light" fo:font-size="12pt" officeooo:rsid="005e15ec" style:font-size-asian="12pt" style:font-size-complex="12pt"/>
    </style:style>
    <style:style style:name="T16" style:family="text">
      <style:text-properties style:font-name="Cantarell Light" fo:font-size="12pt" officeooo:rsid="0064a9a0" style:font-size-asian="12pt" style:font-size-complex="12pt"/>
    </style:style>
    <style:style style:name="T17" style:family="text">
      <style:text-properties style:font-name="Cantarell Light" officeooo:rsid="006e6d21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5cd1ea" style:font-size-asian="12pt" style:font-size-complex="12pt"/>
    </style:style>
    <style:style style:name="T20" style:family="text">
      <style:text-properties fo:font-size="12pt" officeooo:rsid="0071ab9b" style:font-size-asian="12pt" style:font-size-complex="12pt"/>
    </style:style>
    <style:style style:name="T21" style:family="text">
      <style:text-properties fo:font-size="12pt" officeooo:rsid="005542b5" style:font-size-asian="12pt" style:font-size-complex="12pt"/>
    </style:style>
    <style:style style:name="T22" style:family="text">
      <style:text-properties fo:font-size="12pt" officeooo:rsid="00659e6d" style:font-size-asian="12pt" style:font-size-complex="12pt"/>
    </style:style>
    <style:style style:name="T23" style:family="text">
      <style:text-properties fo:font-size="12pt" officeooo:rsid="005f8709" style:font-size-asian="12pt" style:font-size-complex="12pt"/>
    </style:style>
    <style:style style:name="T24" style:family="text">
      <style:text-properties fo:font-size="12pt" officeooo:rsid="0066b8ba" style:font-size-asian="12pt" style:font-size-complex="12pt"/>
    </style:style>
    <style:style style:name="T25" style:family="text">
      <style:text-properties fo:font-size="12pt" officeooo:rsid="00680a83" style:font-size-asian="12pt" style:font-size-complex="12pt"/>
    </style:style>
    <style:style style:name="T26" style:family="text">
      <style:text-properties fo:font-size="12pt" officeooo:rsid="005b35cb" style:font-size-asian="12pt" style:font-size-complex="12pt"/>
    </style:style>
    <style:style style:name="T27" style:family="text">
      <style:text-properties fo:font-size="12pt" officeooo:rsid="0069ec26" style:font-size-asian="12pt" style:font-size-complex="12pt"/>
    </style:style>
    <style:style style:name="T28" style:family="text">
      <style:text-properties fo:font-size="12pt" fo:font-weight="bold" officeooo:rsid="0064a9a0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a4c87f" style:font-size-asian="12pt" style:font-weight-asian="bold" style:font-size-complex="12pt" style:font-weight-complex="bold"/>
    </style:style>
    <style:style style:name="T30" style:family="text">
      <style:text-properties officeooo:rsid="00091fb6"/>
    </style:style>
    <style:style style:name="T31" style:family="text">
      <style:text-properties officeooo:rsid="005674f9"/>
    </style:style>
    <style:style style:name="T32" style:family="text">
      <style:text-properties officeooo:rsid="0059e7ce"/>
    </style:style>
    <style:style style:name="T33" style:family="text">
      <style:text-properties officeooo:rsid="005b35cb"/>
    </style:style>
    <style:style style:name="T34" style:family="text">
      <style:text-properties officeooo:rsid="005cd1ea"/>
    </style:style>
    <style:style style:name="T35" style:family="text">
      <style:text-properties officeooo:rsid="0060f810"/>
    </style:style>
    <style:style style:name="T36" style:family="text">
      <style:text-properties officeooo:rsid="0064a9a0"/>
    </style:style>
    <style:style style:name="T37" style:family="text">
      <style:text-properties officeooo:rsid="006e6d21"/>
    </style:style>
    <style:style style:name="T38" style:family="text">
      <style:text-properties officeooo:rsid="0088e6eb"/>
    </style:style>
    <style:style style:name="T39" style:family="text">
      <style:text-properties officeooo:rsid="00890c03"/>
    </style:style>
    <style:style style:name="T40" style:family="text">
      <style:text-properties style:font-name="Consolas" fo:font-size="12pt" style:font-size-asian="12pt" style:font-size-complex="12pt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0f81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7ffd4a" style:font-style-asian="normal" style:font-weight-asian="normal" style:font-style-complex="normal" style:font-weight-complex="normal"/>
    </style:style>
    <style:style style:name="T44" style:family="text">
      <style:text-properties style:font-name="Andale Mono" officeooo:rsid="005cd1ea"/>
    </style:style>
    <style:style style:name="T45" style:family="text">
      <style:text-properties style:font-name="Andale Mono"/>
    </style:style>
    <style:style style:name="T46" style:family="text">
      <style:text-properties style:font-name="Andale Mono" officeooo:rsid="0060f810"/>
    </style:style>
    <style:style style:name="T47" style:family="text">
      <style:text-properties style:font-name="Andale Mono" officeooo:rsid="006e6d21"/>
    </style:style>
    <style:style style:name="T48" style:family="text">
      <style:text-properties officeooo:rsid="01a456e2"/>
    </style:style>
    <text:list-style style:name="L1">
      <text:list-level-style-bullet text:level="1" text:style-name="Bullet_20_Symbols" loext:num-list-format="%1%." style:num-suffix="." text:bullet-char="─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─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Лабораторная работа 1<text:line-break/><text:span text:style-name="T28">Р</text:span><text:span text:style-name="T29">аботоспособный системный скрипт</text:span></text:h>
      <text:p text:style-name="P13"><text:span text:style-name="T16">В</text:span><text:span text:style-name="T7">ариантов не предполагается</text:span></text:p>
      <text:p text:style-name="P3"/>
      <text:p text:style-name="P12"><text:span text:style-name="T16">Р</text:span><text:span text:style-name="T7">еализовать аналог </text:span><text:span text:style-name="T16">unix утилиты </text:span><text:a xlink:type="simple" xlink:href="https://manpages.debian.org/testing/coreutils/wc.1.en.html" text:style-name="Internet_20_link" text:visited-style-name="Visited_20_Internet_20_Link"><text:span text:style-name="T7">wc</text:span></text:a><text:span text:style-name="T7"> (word counter) из </text:span><text:a xlink:type="simple" xlink:href="https://github.com/coreutils/coreutils/blob/master/src/wc.c" text:style-name="Internet_20_link" text:visited-style-name="Visited_20_Internet_20_Link"><text:span text:style-name="T7">core-utils</text:span></text:a><text:span text:style-name="T7"> в виде скрипта на Python </text:span><text:span text:style-name="T9">и</text:span><text:span text:style-name="T7"> </text:span><text:span text:style-name="T8">представ­ленна </text:span><text:span text:style-name="T16">единым</text:span><text:span text:style-name="T8"> </text:span><text:span text:style-name="T10">py </text:span><text:span text:style-name="T8">файлом </text:span><text:span text:style-name="T13">с именем wc.py. </text:span><text:span text:style-name="T14">Файл должен использовать</text:span><text:span text:style-name="T8"> </text:span><text:a xlink:type="simple" xlink:href="https://realpython.com/python-shebang/#whats-a-shebang-and-when-should-you-use-it" text:style-name="Internet_20_link" text:visited-style-name="Visited_20_Internet_20_Link"><text:span text:style-name="T7">корректн</text:span><text:span text:style-name="T8">ый </text:span><text:span text:style-name="T11">для языка</text:span></text:a><text:span text:style-name="T11"> python</text:span><text:span text:style-name="T7"> </text:span><text:a xlink:type="simple" xlink:href="https://en.wikipedia.org/wiki/Shebang_(Unix)" text:style-name="Internet_20_link" text:visited-style-name="Visited_20_Internet_20_Link"><text:span text:style-name="T7">shebang</text:span></text:a><text:span text:style-name="T16">. а</text:span><text:span text:style-name="T11"> </text:span><text:span text:style-name="T15">так же</text:span><text:span text:style-name="T11"> быть переведен в режим исполняемого (используя команду chmod)</text:span><text:span text:style-name="T12">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<text:span text:style-name="T5">chmod +x</text:span><text:span text:style-name="T4"> </text:span><text:span text:style-name="T5">wc</text:span><text:span text:style-name="T4">.</text:span><text:span text:style-name="T5">py</text:span></text:p>
          </table:table-cell>
        </table:table-row>
      </table:table>
      <text:p text:style-name="P2"><text:span text:style-name="T21">К</text:span><text:span text:style-name="T18">орректны</text:span><text:span text:style-name="T22">й</text:span><text:span text:style-name="T18"> форматshebang </text:span><text:span text:style-name="T22">представлен ниже </text:span><text:span text:style-name="T23">(на защите потребуется объяснить почему)</text:span><text:span text:style-name="T18">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Source_20_Text"><text:span text:style-name="T40">#!/usr/bin/env python</text:span></text:span></text:p>
          </table:table-cell>
        </table:table-row>
      </table:table>
      <text:p text:style-name="P1"><text:span text:style-name="T24">Утилита</text:span><text:span text:style-name="T21"> должна максимально корректно </text:span><text:span text:style-name="T25">копировать</text:span><text:span text:style-name="T21"> поведение wc. </text:span><text:span text:style-name="T26">Никаких интерактивных меню и других форматов </text:span><text:span text:style-name="T27">взаимодействия</text:span><text:span text:style-name="T26">. Только прием аргументов коммандной строки.</text:span></text:p>
      <text:p text:style-name="P1"><text:span text:style-name="T26">Утилита</text:span><text:span text:style-name="T21"> и </text:span><text:span text:style-name="T18">выполнять следующие операции:</text:span></text:p>
      <text:list text:style-name="L1">
        <text:list-item>
          <text:p text:style-name="P25">Отображать версию вашего скрипта по ключу --version</text:p>
        </text:list-item>
        <text:list-item>
          <text:p text:style-name="P25">Отображать текстовое сообщение содержащее перечень команд по ключу —help</text:p>
        </text:list-item>
        <text:list-item>
          <text:p text:style-name="P19">Считать количество байт <text:span text:style-name="T37">(есть пара способов это сделать, об этом ниже)</text:span></text:p>
          <text:list>
            <text:list-header>
              <text:p text:style-name="P21">wc.<text:span text:style-name="T35">py</text:span> -c file.txt<text:line-break/>wc.<text:span text:style-name="T35">py</text:span> --bytes file.txt</text:p>
            </text:list-header>
          </text:list>
        </text:list-item>
        <text:list-item>
          <text:p text:style-name="P26">Считать количество символов, реализуя каждый из ключей <text:span text:style-name="T31">используя ключи -m и --chars</text:span></text:p>
          <text:list>
            <text:list-header>
              <text:p text:style-name="P23">wc.<text:span text:style-name="T32">py</text:span> -m file.txt<text:line-break/>wc.<text:span text:style-name="T32">py</text:span> --chars file.txt</text:p>
            </text:list-header>
          </text:list>
        </text:list-item>
        <text:list-item>
          <text:p text:style-name="P26">Считать количество строк <text:span text:style-name="T33">используя ключи -l и --lines</text:span></text:p>
          <text:list>
            <text:list-header>
              <text:p text:style-name="P24">wc.<text:span text:style-name="T33">py</text:span> -<text:span text:style-name="T6">l</text:span> file.txt<text:line-break/>wc.<text:span text:style-name="T33">py</text:span> --<text:span text:style-name="T6">lines</text:span> file.txt</text:p>
            </text:list-header>
          </text:list>
        </text:list-item>
        <text:list-item>
          <text:p text:style-name="P27">Считать количество слов</text:p>
          <text:list>
            <text:list-header>
              <text:p text:style-name="P28"><text:span text:style-name="T41">wc.</text:span><text:span text:style-name="T42">py</text:span><text:span text:style-name="T41"> -</text:span><text:span text:style-name="T43">w</text:span><text:span text:style-name="T41"> file.txt<text:line-break/>wc.</text:span><text:span text:style-name="T42">py</text:span><text:span text:style-name="T41"> --</text:span><text:span text:style-name="T43">words</text:span><text:span text:style-name="T41"> file.txt</text:span></text:p>
            </text:list-header>
          </text:list>
        </text:list-item>
        <text:list-item>
          <text:p text:style-name="P20">Найти строку с максимальной длиной:</text:p>
          <text:list>
            <text:list-header>
              <text:p text:style-name="P22">wc.<text:span text:style-name="T35">py</text:span> -<text:span text:style-name="T37">L</text:span> file.txt<text:line-break/><text:span text:style-name="T45">wc.</text:span><text:span text:style-name="T46">py</text:span><text:span text:style-name="T45"> </text:span><text:span text:style-name="T47">--max-line-length</text:span><text:span text:style-name="T45"> file.txt</text:span></text:p>
            </text:list-header>
          </text:list>
        </text:list-item>
      </text:list>
      <text:p text:style-name="P6"/>
      <text:p text:style-name="P4"><text:span text:style-name="T36">Для подсчета количество байт вам </text:span><text:span text:style-name="T6">либо потребуется открыть файл в бинарном режиме </text:span><text:span text:style-name="T30">и провести с ним определенные манипуляции</text:span><text:span text:style-name="T6">, либо найти что-то уж до боли похожее в стандартной библиотеке в модуле os). </text:span><text:span text:style-name="T34">Вывод всех команд (кроме </text:span><text:span text:style-name="T44">--help</text:span><text:span text:style-name="T34"> и </text:span><text:span text:style-name="T44">--version</text:span><text:span text:style-name="T34"> должен быть полностью идентичным тому, что делает комманда wc.</text:span></text:p>
      <text:p text:style-name="P5"/>
      <text:p text:style-name="P8"><text:span text:style-name="T20">Пример вывода</text:span><text:span text:style-name="T19"> при использовании оригинальной утилиты: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">wc -m contacts.txt</text:p>
            <text:p text:style-name="P14">257 contacts.txt</text:p>
          </table:table-cell>
        </table:table-row>
      </table:table>
      <text:p text:style-name="P10"><text:line-break/><text:span text:style-name="T20">Вывод должен быть идентичным при использовании скрипта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4"><text:span text:style-name="T2">wc</text:span><text:span text:style-name="T3">.py</text:span><text:span text:style-name="T2"> -m contacts.txt</text:span></text:p>
            <text:p text:style-name="P14">257 contacts.txt</text:p>
          </table:table-cell>
        </table:table-row>
      </table:table>
      <text:p text:style-name="P10"/>
      <text:p text:style-name="P9"/>
      <table:table table:name="Table7" table:style-name="Table7">
        <table:table-column table:style-name="Table7.A"/>
        <table:table-row>
          <table:table-cell table:style-name="Table7.A1" office:value-type="string">
            <text:p text:style-name="P7">Автотесты будут покрывать различные опции использования скрипта <text:span text:style-name="T38">(кроме версии и справки)</text:span>. Для версии будет проверяться наличие цифр в строке, <text:span text:style-name="T39">а</text:span> в спра<text:span text:style-name="T39">в</text:span>ке упоминание основных комманд.</text:p>
          </table:table-cell>
        </table:table-row>
      </table:table>
      <text:h text:style-name="P18" text:outline-level="2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Cantarell Light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ans" svg:font-family="Sans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736in" fo:margin-bottom="0.5311in" fo:margin-left="0.2866in" fo:margin-right="0.2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2:16:39.340613412</meta:creation-date>
    <dc:date>2023-09-14T19:14:27.120988684</dc:date>
    <meta:editing-duration>P6DT5H43M31S</meta:editing-duration>
    <meta:editing-cycles>402</meta:editing-cycles>
    <meta:generator>LibreOffice/7.5.5.2$Linux_X86_64 LibreOffice_project/50$Build-2</meta:generator>
    <meta:document-statistic meta:table-count="5" meta:image-count="0" meta:object-count="0" meta:page-count="1" meta:paragraph-count="28" meta:word-count="290" meta:character-count="1951" meta:non-whitespace-character-count="1710"/>
  </office:meta>
</office:document-meta>
</file>